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ppleSystemUIFont" svg:font-family="AppleSystemUIFont"/>
    <style:font-face style:name="Menlo-Regular" svg:font-family="Menlo-Regular"/>
    <style:font-face style:name="OpenSymbol" svg:font-family="OpenSymbol"/>
    <style:font-face style:name="sans-serif" svg:font-family="sans-serif"/>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000066" fo:font-size="24pt" fo:font-weight="bold"/>
    </style:style>
    <style:style style:name="P2" style:family="paragraph" style:parent-style-name="Text_20_body">
      <style:paragraph-properties fo:line-height="100%"/>
      <style:text-properties fo:color="#ff0000" fo:font-size="12pt" fo:font-weight="normal" style:font-size-asian="12pt" style:font-weight-asian="normal" style:font-size-complex="12pt" style:font-weight-complex="normal"/>
    </style:style>
    <style:style style:name="P3" style:family="paragraph" style:parent-style-name="List_20_Contents">
      <style:paragraph-properties loext:contextual-spacing="false" fo:margin-top="0in" fo:margin-bottom="0.1965in"/>
      <style:text-properties fo:font-size="12pt" fo:font-weight="normal" style:font-size-asian="12pt" style:font-weight-asian="normal" style:font-size-complex="12pt" style:font-weight-complex="normal"/>
    </style:style>
    <style:style style:name="P4" style:family="paragraph" style:parent-style-name="Standard">
      <style:paragraph-properties loext:contextual-spacing="false" fo:margin-top="0in" fo:margin-bottom="0.1965in"/>
      <style:text-properties fo:font-size="12pt" fo:font-weight="normal" style:font-size-asian="12pt" style:font-weight-asian="normal" style:font-size-complex="12pt" style:font-weight-complex="normal"/>
    </style:style>
    <style:style style:name="P5" style:family="paragraph" style:parent-style-name="List_20_Heading">
      <style:paragraph-properties loext:contextual-spacing="false" fo:margin-top="0in" fo:margin-bottom="0.1965in"/>
      <style:text-properties fo:color="#000000" fo:font-size="12pt" fo:font-weight="normal" style:font-size-asian="12pt" style:font-weight-asian="normal" style:font-size-complex="12pt" style:font-weight-complex="normal"/>
    </style:style>
    <style:style style:name="P6" style:family="paragraph" style:parent-style-name="List_20_Heading">
      <style:text-properties fo:color="#ff0000" fo:font-size="12pt" fo:font-weight="bold" style:font-size-asian="12pt" style:font-size-complex="12pt"/>
    </style:style>
    <style:style style:name="P7" style:family="paragraph" style:parent-style-name="List_20_Heading">
      <style:text-properties fo:color="#ff0000" style:font-name="Tahoma" fo:font-size="12pt" fo:font-weight="normal" style:font-name-asian="Tahoma" style:font-size-asian="12pt" style:font-weight-asian="normal" style:font-name-complex="Tahoma" style:font-size-complex="12pt" style:font-weight-complex="normal"/>
    </style:style>
    <style:style style:name="P8" style:family="paragraph" style:parent-style-name="List_20_Heading">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9" style:family="paragraph" style:parent-style-name="List_20_Heading">
      <style:text-properties fo:font-size="12pt" style:font-size-asian="12pt" style:font-size-complex="12pt"/>
    </style:style>
    <style:style style:name="P10" style:family="paragraph" style:parent-style-name="List_20_Heading">
      <style:text-properties fo:color="#000000" fo:font-size="12pt" fo:font-weight="bold" style:font-size-asian="12pt" style:font-size-complex="12pt"/>
    </style:style>
    <style:style style:name="P11" style:family="paragraph" style:parent-style-name="List_20_Heading">
      <style:text-properties fo:color="#000000" fo:font-size="12pt" fo:font-weight="bold" style:font-size-asian="12pt" style:font-weight-asian="bold" style:font-size-complex="12pt" style:font-weight-complex="bold"/>
    </style:style>
    <style:style style:name="P12" style:family="paragraph" style:parent-style-name="List_20_Heading">
      <style:paragraph-properties fo:text-align="start" style:justify-single-word="false"/>
      <style:text-properties fo:font-weight="normal" style:font-weight-asian="normal" style:font-weight-complex="normal"/>
    </style:style>
    <style:style style:name="P13" style:family="paragraph" style:parent-style-name="List_20_Contents">
      <style:text-properties fo:font-size="12pt" style:font-size-asian="12pt" style:font-size-complex="12pt"/>
    </style:style>
    <style:style style:name="P14" style:family="paragraph" style:parent-style-name="List_20_Contents">
      <style:text-properties fo:font-size="12pt" fo:font-weight="normal" style:font-size-asian="12pt" style:font-weight-asian="normal" style:font-size-complex="12pt" style:font-weight-complex="normal"/>
    </style:style>
    <style:style style:name="P15" style:family="paragraph" style:parent-style-name="List_20_Contents">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16" style:family="paragraph" style:parent-style-name="List_20_Contents">
      <style:paragraph-properties fo:text-align="start" style:justify-single-word="false"/>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17" style:family="paragraph" style:parent-style-name="List_20_Contents">
      <style:text-properties fo:color="#ff0000" style:font-name="Times New Roman1" fo:font-size="12pt" fo:font-weight="normal" style:font-name-asian="Tahoma" style:font-size-asian="12pt" style:language-asian="ja" style:country-asian="JP" style:font-weight-asian="normal" style:font-name-complex="Tahoma" style:font-size-complex="12pt" style:font-weight-complex="normal"/>
    </style:style>
    <style:style style:name="P18" style:family="paragraph" style:parent-style-name="List_20_Contents">
      <style:text-properties fo:color="#ff0000" fo:font-size="12pt" fo:font-weight="normal" style:font-size-asian="12pt" style:font-weight-asian="normal" style:font-size-complex="12pt" style:font-weight-complex="normal"/>
    </style:style>
    <style:style style:name="P19" style:family="paragraph" style:parent-style-name="List_20_Contents">
      <style:text-properties fo:font-weight="normal" style:font-weight-asian="normal" style:font-weight-complex="normal"/>
    </style:style>
    <style:style style:name="P20" style:family="paragraph" style:parent-style-name="List_20_Contents">
      <style:paragraph-properties fo:margin-left="0in" fo:margin-right="0in" fo:text-indent="0in" style:auto-text-indent="false"/>
      <style:text-properties fo:color="#ff0000" fo:font-size="12pt" fo:font-weight="bold" style:font-size-asian="12pt" style:font-weight-asian="bold" style:font-size-complex="12pt" style:font-weight-complex="bold"/>
    </style:style>
    <style:style style:name="P21" style:family="paragraph" style:parent-style-name="List_20_Contents">
      <style:paragraph-properties fo:margin-left="0in" fo:margin-right="0in" fo:text-indent="0in" style:auto-text-indent="false"/>
      <style:text-properties fo:font-weight="normal" style:font-weight-asian="normal" style:font-weight-complex="normal"/>
    </style:style>
    <style:style style:name="P22" style:family="paragraph" style:parent-style-name="List_20_Contents">
      <style:paragraph-properties loext:contextual-spacing="false" fo:margin-left="0in" fo:margin-right="0in" fo:margin-top="0in" fo:margin-bottom="0in" fo:text-indent="0in" style:auto-text-indent="false"/>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23" style:family="paragraph" style:parent-style-name="Text_20_body">
      <style:paragraph-properties loext:contextual-spacing="false" fo:margin-top="0in" fo:margin-bottom="0in"/>
    </style:style>
    <style:style style:name="P24" style:family="paragraph" style:parent-style-name="Text_20_body">
      <style:paragraph-properties loext:contextual-spacing="false" fo:margin-top="0in" fo:margin-bottom="0in"/>
      <style:text-properties fo:color="#000000" fo:font-size="12pt" fo:font-weight="normal" style:font-size-asian="12pt" style:font-weight-asian="normal" style:font-size-complex="12pt" style:font-weight-complex="normal"/>
    </style:style>
    <style:style style:name="P25" style:family="paragraph" style:parent-style-name="Text_20_body">
      <style:paragraph-properties loext:contextual-spacing="false" fo:margin-top="0in" fo:margin-bottom="0in"/>
      <style:text-properties fo:font-size="12pt" fo:font-weight="normal" style:font-size-asian="12pt" style:font-weight-asian="normal" style:font-size-complex="12pt" style:font-weight-complex="normal"/>
    </style:style>
    <style:style style:name="P26" style:family="paragraph" style:parent-style-name="Text_20_body">
      <style:paragraph-properties loext:contextual-spacing="false" fo:margin-top="0in" fo:margin-bottom="0in"/>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27" style:family="paragraph" style:parent-style-name="List_20_Contents">
      <style:paragraph-properties loext:contextual-spacing="false" fo:margin-top="0in" fo:margin-bottom="0in"/>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28" style:family="paragraph" style:parent-style-name="Standard">
      <style:paragraph-properties loext:contextual-spacing="false" fo:margin-top="0in" fo:margin-bottom="0in"/>
      <style:text-properties fo:color="#ff420e" style:font-name="AppleSystemUIFont" fo:font-size="7pt" fo:font-weight="normal" style:font-name-asian="AppleSystemUIFont" style:font-size-asian="7pt" style:font-weight-asian="normal" style:font-name-complex="AppleSystemUIFont" style:font-size-complex="7pt" style:font-weight-complex="normal"/>
    </style:style>
    <style:style style:name="P29" style:family="paragraph" style:parent-style-name="List_20_Contents" style:master-page-name="">
      <style:paragraph-properties loext:contextual-spacing="false" fo:margin-left="0.4925in" fo:margin-right="0in" fo:margin-top="0in" fo:margin-bottom="0in" fo:text-align="start" style:justify-single-word="false" fo:text-indent="0in" style:auto-text-indent="false" style:page-number="auto"/>
      <style:text-properties fo:color="#ff420e" style:font-name="Menlo-Regular" fo:font-size="11pt" fo:font-weight="normal" style:font-name-asian="Menlo-Regular" style:font-size-asian="11pt" style:font-weight-asian="normal" style:font-name-complex="Menlo-Regular" style:font-size-complex="11pt" style:font-weight-complex="normal"/>
    </style:style>
    <style:style style:name="P30" style:family="paragraph" style:parent-style-name="Standard">
      <style:paragraph-properties fo:margin-left="0.4925in" fo:margin-right="0in" fo:margin-top="0in" fo:margin-bottom="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420e" style:font-name="Menlo-Regular" fo:font-size="11pt" style:font-name-asian="Menlo-Regular" style:font-size-asian="11pt" style:font-name-complex="Menlo-Regular" style:font-size-complex="11pt"/>
    </style:style>
    <style:style style:name="P31" style:family="paragraph" style:parent-style-name="Standard">
      <style:paragraph-properties fo:margin-left="0.4925in" fo:margin-right="0in" fo:margin-top="0in" fo:margin-bottom="0in" fo:text-align="start" style:justify-single-word="false" fo:text-indent="0in" style:auto-text-indent="false" style:text-autospace="none"/>
      <style:text-properties fo:color="#ff420e" style:font-name="Menlo-Regular" fo:font-size="11pt" style:font-name-asian="Menlo-Regular" style:font-size-asian="11pt" style:font-name-complex="Menlo-Regular" style:font-size-complex="11pt"/>
    </style:style>
    <style:style style:name="P32" style:family="paragraph" style:parent-style-name="List_20_Contents">
      <style:paragraph-properties fo:margin-left="0.4925in" fo:margin-right="0in" fo:margin-top="0in" fo:margin-bottom="0in" fo:text-align="start" style:justify-single-word="false" fo:text-indent="0in" style:auto-text-indent="false"/>
      <style:text-properties fo:color="#ff420e" style:font-name="Menlo-Regular" fo:font-size="11pt" style:font-name-asian="Menlo-Regular" style:font-size-asian="11pt" style:font-name-complex="Menlo-Regular" style:font-size-complex="11pt"/>
    </style:style>
    <style:style style:name="P33" style:family="paragraph" style:parent-style-name="List_20_Contents">
      <style:paragraph-properties loext:contextual-spacing="false" fo:margin-left="0.4925in" fo:margin-right="0in" fo:margin-top="0in" fo:margin-bottom="0.1965in" fo:text-indent="0in" style:auto-text-indent="false"/>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34" style:family="paragraph" style:parent-style-name="List_20_Contents">
      <style:paragraph-properties loext:contextual-spacing="false" fo:margin-left="0.4925in" fo:margin-right="0in" fo:margin-top="0in" fo:margin-bottom="0.1965in" fo:text-indent="0in" style:auto-text-indent="false"/>
      <style:text-properties fo:font-size="12pt" fo:font-weight="normal" style:font-size-asian="12pt" style:font-weight-asian="normal" style:font-size-complex="12pt" style:font-weight-complex="normal"/>
    </style:style>
    <style:style style:name="P35" style:family="paragraph" style:parent-style-name="List_20_Contents">
      <style:paragraph-properties fo:margin-left="0.4925in" fo:margin-right="0in" fo:text-indent="0in" style:auto-text-indent="false"/>
      <style:text-properties fo:font-weight="normal" style:font-weight-asian="normal" style:font-weight-complex="normal"/>
    </style:style>
    <style:style style:name="P36" style:family="paragraph" style:parent-style-name="List_20_Contents">
      <style:paragraph-properties fo:margin-left="0.4925in" fo:margin-right="0in" fo:text-indent="0in" style:auto-text-indent="false"/>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37" style:family="paragraph" style:parent-style-name="Standard">
      <style:paragraph-properties fo:margin-left="0.4925in" fo:margin-right="0in" fo:text-indent="0in" style:auto-text-indent="false" style:text-autospace="none"/>
      <style:text-properties fo:color="#000000" style:font-name="Menlo-Regular" fo:font-size="11pt" style:font-name-asian="Menlo-Regular" style:font-size-asian="11pt" style:font-name-complex="Menlo-Regular" style:font-size-complex="11pt"/>
    </style:style>
    <style:style style:name="P38"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420e" style:font-name="Menlo-Regular" fo:font-size="8pt" style:font-name-asian="Menlo-Regular" style:font-size-asian="8pt" style:font-name-complex="Menlo-Regular" style:font-size-complex="8pt"/>
    </style:style>
    <style:style style:name="P39" style:family="paragraph" style:parent-style-name="Standard">
      <style:paragraph-properties fo:margin-left="0.4925in" fo:margin-right="0in" fo:text-indent="0in" style:auto-text-indent="false" style:text-autospace="none"/>
      <style:text-properties fo:color="#ff420e" style:font-name="Menlo-Regular" fo:font-size="8pt" style:font-name-asian="Menlo-Regular" style:font-size-asian="8pt" style:font-name-complex="Menlo-Regular" style:font-size-complex="8pt"/>
    </style:style>
    <style:style style:name="P40"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41" style:family="paragraph" style:parent-style-name="Standard">
      <style:paragraph-properties style:text-autospace="none"/>
      <style:text-properties fo:color="#ff420e" style:font-name="AppleSystemUIFont" fo:font-size="7pt" style:font-name-asian="AppleSystemUIFont" style:font-size-asian="7pt" style:font-name-complex="AppleSystemUIFont" style:font-size-complex="7pt"/>
    </style:style>
    <style:style style:name="P42" style:family="paragraph" style:parent-style-name="Standard">
      <style:paragraph-properties fo:margin-left="1.4772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420e" style:font-name="Menlo-Regular" fo:font-size="11pt" style:font-name-asian="Menlo-Regular" style:font-size-asian="11pt" style:font-name-complex="Menlo-Regular" style:font-size-complex="11pt"/>
    </style:style>
    <style:style style:name="P43" style:family="paragraph" style:parent-style-name="List_20_Heading" style:list-style-name="L1">
      <style:paragraph-properties fo:margin-top="0in" fo:margin-bottom="0in"/>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44" style:family="paragraph" style:parent-style-name="List_20_Heading" style:list-style-name="L1">
      <style:paragraph-properties loext:contextual-spacing="false" fo:margin-top="0in" fo:margin-bottom="0in"/>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45" style:family="paragraph" style:parent-style-name="List_20_Heading" style:list-style-name="L2">
      <style:paragraph-properties loext:contextual-spacing="false" fo:margin-top="0in" fo:margin-bottom="0in"/>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46" style:family="paragraph" style:parent-style-name="List_20_Contents" style:list-style-name="L3">
      <style:text-properties fo:font-size="12pt" fo:font-weight="normal" style:font-size-asian="12pt" style:font-weight-asian="normal" style:font-size-complex="12pt" style:font-weight-complex="normal"/>
    </style:style>
    <style:style style:name="P47" style:family="paragraph" style:parent-style-name="List_20_Contents" style:list-style-name="L3">
      <style:text-properties fo:font-weight="normal" style:font-weight-asian="normal" style:font-weight-complex="normal"/>
    </style:style>
    <style:style style:name="P48" style:family="paragraph" style:parent-style-name="List_20_Contents" style:list-style-name="L3">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49" style:family="paragraph" style:parent-style-name="List_20_Contents" style:list-style-name="L3">
      <style:text-properties fo:color="#ff0000" style:font-name="Times New Roman1" fo:font-size="12pt" fo:font-weight="normal" style:font-name-asian="Tahoma" style:font-size-asian="12pt" style:language-asian="ja" style:country-asian="JP" style:font-weight-asian="normal" style:font-name-complex="Tahoma" style:font-size-complex="12pt" style:font-weight-complex="normal"/>
    </style:style>
    <style:style style:name="P50" style:family="paragraph" style:parent-style-name="List_20_Contents" style:list-style-name="L3">
      <style:text-properties fo:color="#ff0000" fo:font-size="12pt" fo:font-weight="normal" style:font-size-asian="12pt" style:font-weight-asian="normal" style:font-size-complex="12pt" style:font-weight-complex="normal"/>
    </style:style>
    <style:style style:name="P51" style:family="paragraph" style:parent-style-name="List_20_Contents" style:list-style-name="L3">
      <style:text-properties fo:color="#000000" fo:font-size="12pt" fo:font-weight="normal" style:font-size-asian="12pt" style:language-asian="ja" style:country-asian="JP" style:font-weight-asian="normal" style:font-size-complex="12pt" style:font-weight-complex="normal"/>
    </style:style>
    <style:style style:name="P52" style:family="paragraph" style:parent-style-name="List_20_Contents" style:list-style-name="L2">
      <style:paragraph-properties loext:contextual-spacing="false" fo:margin-left="0in" fo:margin-right="0in" fo:margin-top="0in" fo:margin-bottom="0in" fo:text-indent="0in" style:auto-text-indent="false"/>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53" style:family="paragraph" style:parent-style-name="List_20_Contents" style:list-style-name="L3">
      <style:paragraph-properties fo:margin-left="0in" fo:margin-right="0in" fo:margin-top="0in" fo:margin-bottom="0.1965in" fo:text-align="end" style:justify-single-word="false" fo:text-indent="0in" style:auto-text-indent="false"/>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54" style:family="paragraph" style:parent-style-name="List_20_Contents" style:list-style-name="L3">
      <style:paragraph-properties fo:margin-top="0in" fo:margin-bottom="0.1965in"/>
      <style:text-properties fo:color="#ff0000" style:font-name="Times New Roman1" fo:font-size="12pt" fo:font-weight="normal"/>
    </style:style>
    <style:style style:name="P55" style:family="paragraph" style:parent-style-name="Text_20_body" style:list-style-name="L2">
      <style:text-properties fo:font-size="12pt" fo:font-weight="normal" style:font-size-asian="12pt" style:font-weight-asian="normal" style:font-size-complex="12pt" style:font-weight-complex="normal"/>
    </style:style>
    <style:style style:name="P56" style:family="paragraph" style:parent-style-name="Text_20_body" style:list-style-name="L2">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57" style:family="paragraph" style:parent-style-name="Text_20_body" style:list-style-name="L2">
      <style:text-properties fo:color="#3333ff" fo:font-size="12pt" fo:font-weight="normal" style:font-size-asian="12pt" style:font-weight-asian="normal" style:font-size-complex="12pt" style:font-weight-complex="normal"/>
    </style:style>
    <style:style style:name="P58" style:family="paragraph" style:parent-style-name="Text_20_body" style:list-style-name="L1">
      <style:paragraph-properties loext:contextual-spacing="false" fo:margin-top="0in" fo:margin-bottom="0in"/>
      <style:text-properties fo:color="#000000" fo:font-size="12pt" fo:font-weight="normal" style:font-size-asian="12pt" style:font-weight-asian="normal" style:font-size-complex="12pt" style:font-weight-complex="normal"/>
    </style:style>
    <style:style style:name="P59" style:family="paragraph" style:parent-style-name="Text_20_body" style:list-style-name="L2">
      <style:paragraph-properties loext:contextual-spacing="false" fo:margin-top="0in" fo:margin-bottom="0in"/>
      <style:text-properties fo:color="#000000" fo:font-size="12pt" fo:font-weight="normal" style:font-size-asian="12pt" style:font-weight-asian="normal" style:font-size-complex="12pt" style:font-weight-complex="normal"/>
    </style:style>
    <style:style style:name="P60" style:family="paragraph" style:parent-style-name="Text_20_body" style:list-style-name="L1">
      <style:paragraph-properties loext:contextual-spacing="false" fo:margin-top="0in" fo:margin-bottom="0in"/>
      <style:text-properties fo:color="#ff0000" style:font-name="Times New Roman1" fo:font-size="12pt" fo:font-weight="normal" style:font-name-asian="Tahoma" style:font-size-asian="12pt" style:font-weight-asian="normal" style:font-name-complex="Tahoma" style:font-size-complex="12pt" style:font-weight-complex="normal"/>
    </style:style>
    <style:style style:name="P61" style:family="paragraph" style:parent-style-name="Text_20_body" style:list-style-name="L2">
      <style:paragraph-properties loext:contextual-spacing="false" fo:margin-top="0in" fo:margin-bottom="0in"/>
      <style:text-properties fo:color="#ff0000" fo:font-size="12pt" fo:font-weight="normal" style:font-size-asian="12pt" style:font-weight-asian="normal" style:font-size-complex="12pt" style:font-weight-complex="normal"/>
    </style:style>
    <style:style style:name="P62" style:family="paragraph" style:parent-style-name="Text_20_body" style:list-style-name="L2">
      <style:paragraph-properties loext:contextual-spacing="false" fo:margin-top="0in" fo:margin-bottom="0in"/>
      <style:text-properties fo:color="#0000ff" fo:font-size="12pt" style:text-underline-style="solid" style:text-underline-width="auto" style:text-underline-color="font-color" fo:font-weight="normal" style:font-size-asian="12pt" style:font-weight-asian="normal" style:font-size-complex="12pt" style:font-weight-complex="normal"/>
    </style:style>
    <style:style style:name="P63" style:family="paragraph" style:parent-style-name="Standard" style:list-style-name="L2">
      <style:text-properties fo:color="#ff420e" style:font-name="Menlo-Regular" fo:font-size="8pt" fo:font-weight="normal" style:font-name-asian="Menlo-Regular" style:font-size-asian="8pt" style:font-weight-asian="normal" style:font-name-complex="Menlo-Regular" style:font-size-complex="8pt" style:font-weight-complex="normal"/>
    </style:style>
    <style:style style:name="P64" style:family="paragraph" style:parent-style-name="Standard" style:list-style-name="L2">
      <style:paragraph-properties loext:contextual-spacing="false" fo:margin-left="0in" fo:margin-right="0in" fo:margin-top="0in" fo:margin-bottom="0in" fo:text-indent="0in" style:auto-text-indent="false"/>
      <style:text-properties fo:color="#ff420e" style:font-name="Menlo-Regular" fo:font-size="11pt" fo:font-weight="normal" style:font-name-asian="Menlo-Regular" style:font-size-asian="11pt" style:font-weight-asian="normal" style:font-name-complex="Menlo-Regular" style:font-size-complex="11pt" style:font-weight-complex="normal"/>
    </style:style>
    <style:style style:name="T1" style:family="text">
      <style:text-properties fo:color="#ff0000"/>
    </style:style>
    <style:style style:name="T2" style:family="text">
      <style:text-properties fo:color="#ff0000" fo:font-size="14pt" fo:font-weight="bold"/>
    </style:style>
    <style:style style:name="T3" style:family="text">
      <style:text-properties fo:color="#ff0000" fo:font-size="12pt" fo:font-weight="normal" style:font-size-asian="12pt" style:font-weight-asian="normal" style:font-size-complex="12pt" style:font-weight-complex="normal"/>
    </style:style>
    <style:style style:name="T4" style:family="text">
      <style:text-properties fo:color="#ff0000" fo:font-size="12pt" style:font-size-asian="12pt" style:font-size-complex="12pt"/>
    </style:style>
    <style:style style:name="T5" style:family="text">
      <style:text-properties fo:color="#ff0000" style:font-name="Times New Roman1" fo:font-size="12pt" style:font-name-asian="Tahoma" style:font-size-asian="12pt" style:font-name-complex="Tahoma" style:font-size-complex="12pt"/>
    </style:style>
    <style:style style:name="T6" style:family="text">
      <style:text-properties fo:color="#ff0000" style:font-name="Times New Roman1" fo:font-size="12pt" style:font-size-asian="12pt" style:font-size-complex="12pt"/>
    </style:style>
    <style:style style:name="T7" style:family="text">
      <style:text-properties fo:color="#ff0000" style:font-name="Times New Roman1" fo:font-size="12pt" fo:font-weight="bold" style:font-name-asian="Tahoma" style:font-size-asian="12pt" style:font-weight-asian="bold" style:font-name-complex="Tahoma" style:font-size-complex="12pt" style:font-weight-complex="bold"/>
    </style:style>
    <style:style style:name="T8" style:family="text">
      <style:text-properties fo:color="#ff0000" style:font-name="Times New Roman1" style:font-name-asian="Tahoma" style:font-name-complex="Tahoma"/>
    </style:style>
    <style:style style:name="T9" style:family="text">
      <style:text-properties fo:font-weight="bold" style:font-weight-asian="bold" style:font-weight-complex="bold"/>
    </style:style>
    <style:style style:name="T10" style:family="text">
      <style:text-properties fo:color="#000000"/>
    </style:style>
    <style:style style:name="T11" style:family="text">
      <style:text-properties fo:color="#000000" fo:font-size="12pt" fo:font-weight="bold" style:font-size-asian="12pt" style:font-size-complex="12pt"/>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color="#000000" fo:font-size="12pt" style:font-size-asian="12pt" style:font-size-complex="12pt"/>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style:language-asian="ja" style:country-asian="JP"/>
    </style:style>
    <style:style style:name="T17" style:family="text">
      <style:text-properties fo:font-size="12pt" style:font-size-asian="12pt" style:font-size-complex="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weight="normal" style:font-weight-asian="normal" style:font-weight-complex="normal"/>
    </style:style>
    <style:style style:name="T20" style:family="text">
      <style:text-properties style:use-window-font-color="true"/>
    </style:style>
    <style:style style:name="T21" style:family="text">
      <style:text-properties style:use-window-font-color="true" fo:font-size="14pt" fo:font-weight="bold"/>
    </style:style>
    <style:style style:name="T22" style:family="text">
      <style:text-properties style:use-window-font-color="true" fo:font-size="12pt" fo:font-weight="bold" style:font-size-asian="12pt" style:font-size-complex="12pt"/>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style:font-name-asian="Tahoma" style:font-size-asian="12pt" style:font-weight-asian="normal" style:font-name-complex="Tahoma" style:font-size-complex="12pt" style:font-weight-complex="normal"/>
    </style:style>
    <style:style style:name="T26" style:family="text">
      <style:text-properties fo:color="#ff420e"/>
    </style:style>
    <style:style style:name="T27" style:family="text">
      <style:text-properties fo:color="#ff420e" style:font-name="Times New Roman" fo:font-size="12pt" style:font-size-asian="12pt" style:font-size-complex="12pt"/>
    </style:style>
    <style:style style:name="T28" style:family="text">
      <style:text-properties fo:font-variant="normal" fo:text-transform="none" fo:color="#ff420e" style:font-name="sans-serif" fo:font-size="10pt" fo:letter-spacing="normal"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1</text:p>
      <text:p text:style-name="Text_20_body"><text:line-break/>STUDENT NAME: <text:span text:style-name="T24">Yuta Nemoto</text:span><text:span text:style-name="T23"><text:tab/></text:span>STUDENT ID: <text:span text:style-name="T24">s1240234</text:span> </text:p>
      <text:p text:style-name="List_20_Heading"><text:span text:style-name="T2"><text:line-break/></text:span><text:span text:style-name="T21">Problem</text:span><text:span text:style-name="T22"> </text:span><text:span text:style-name="T11">1. <text:s/></text:span><text:span text:style-name="T12">(15 points)</text:span><text:span text:style-name="T11"><text:line-break/></text:span><text:span text:style-name="T12">Answer the following questions:<text:line-break/></text:span><text:span text:style-name="T3"><text:line-break/></text:span><text:span text:style-name="T12">1) Explain the goals of an operating system.</text:span></text:p>
      <text:p text:style-name="P7"/>
      <text:p text:style-name="P8">The main goals of operating system are </text:p>
      <text:p text:style-name="P15">1. making the computer convenient to use.</text:p>
      <text:p text:style-name="P15">2. using the hardware in an efficient manner: manage the computer correctly.</text:p>
      <text:p text:style-name="P20"/>
      <text:p text:style-name="P20"/>
      <text:p text:style-name="P12"><text:span text:style-name="T13">2) What are the characteristics of a virtual machine.</text:span><text:span text:style-name="T4"><text:line-break/><text:line-break/></text:span><text:span text:style-name="T5">The characteristics of VM are</text:span></text:p>
      <text:p text:style-name="P16">1. It takes the layered approach to its logical conclusion, and treats hardware and OS kernel like they were all hardware.</text:p>
      <text:p text:style-name="P16">2. It provides an interface identical to the underlying bare hardware</text:p>
      <text:p text:style-name="P16">3. OS creates the illusion of multiple processes, each executing on its own processor with its own (virtual) memory.</text:p>
      <text:p text:style-name="P16">4. To create the virtual machines, resources of the physical computer are shared.</text:p>
      <text:p text:style-name="P16"/>
      <text:p text:style-name="P18"/>
      <text:p text:style-name="P9"><text:span text:style-name="T15">3) What are the main differences between OS for personal computers and OS for mainframe computers? </text:span><text:span text:style-name="T1"><text:line-break/></text:span></text:p>
      <text:p text:style-name="P8">The main differences between OS for personal computers and mainframe computers are below.</text:p>
      <text:p text:style-name="P15">1. Normally personal computers are running common OS like Windows or Linux, but mainframe computers are running Unique OS for each company or developers.</text:p>
      <text:p text:style-name="P15">2. Generally, there is only one OS running in personal computer. In other hands, sometimes mainframe computer can run unique OS and another OS at the same time.</text:p>
      <text:p text:style-name="P8"><text:tab/></text:p>
      <text:p text:style-name="P6"><text:line-break/><text:span text:style-name="T20">Problem</text:span><text:span text:style-name="T10"> 2. </text:span><text:span text:style-name="T15"><text:s/>(20 points)</text:span><text:span text:style-name="T10"><text:line-break/></text:span><text:span text:style-name="T15">Answer the following questions:<text:line-break/></text:span></text:p>
      <text:p text:style-name="P5">1) What are the main differences between process management and memory management? </text:p>
      <text:p text:style-name="P36">The main differences are </text:p>
      <text:p text:style-name="P36">1. What the management handling.</text:p>
      <text:p text:style-name="P36">2. The layer each management working.</text:p>
      <text:p text:style-name="P36"/>
      <text:p text:style-name="P35"><text:span text:style-name="T5">First, process management handling the system process. It manages the operations of process like assigning resources or creation, deletion, suspension and resumption of each process. On </text:span><text:soft-page-break/><text:span text:style-name="T5">the other hand, memory management handling the assignments of memory. It manages where the data stored or allocation and release of memory.</text:span></text:p>
      <text:p text:style-name="P36"/>
      <text:p text:style-name="P35"><text:span text:style-name="T5">Second, those managements are different in working layer. Process management is working at process operations, in other words, it's operating jobs of computer. On the other hand, memory management is working at memory operations, in other words, it's operating one of the resources of computer. Memory management is in lower layer of Process management.</text:span><text:span text:style-name="T4"><text:line-break/></text:span></text:p>
      <text:p text:style-name="P21"><text:span text:style-name="T4"><text:line-break/></text:span><text:span text:style-name="T13">2) What are the main differences between memory management and file management?</text:span></text:p>
      <text:p text:style-name="P35"><text:span text:style-name="T4"><text:line-break/></text:span><text:span text:style-name="T5"><text:tab/>Memory management handling the assignments of memory. It manages where the data stored or allocation and release of memory. On the other hand, file system management handling aggregate data: the layer or relation between each set of data.</text:span><text:span text:style-name="T6"><text:line-break/></text:span></text:p>
      <text:p text:style-name="P5">3) For the following services provided by an operating system, explain how each service provides convenience to users.</text:p>
      <text:list xml:id="list4278966309002077672" text:style-name="L1">
        <text:list-item>
          <text:p text:style-name="P58">Program execution: </text:p>
          <text:p text:style-name="P44">When user try to execute some programs, the system load the program on main memory and make it possible to execute it. And also, operating system make it possible to end its execution, either normally or abnormally.</text:p>
        </text:list-item>
        <text:list-item>
          <text:p text:style-name="P58">Input/Output operations: </text:p>
          <text:p text:style-name="P44">When executing program requests I/O including input/output for file or I/O machine, operating system provide a means to do I/O because users usually can't control I/O devices directly.</text:p>
        </text:list-item>
        <text:list-item>
          <text:p text:style-name="P58">File-system manipulation: </text:p>
          <text:p text:style-name="P44">Normally, programs need to read and write files and directories, and they also need to create and delete them by name, search for given file, and list file information. Operating system provides convenience by operating permission and file ownership.</text:p>
        </text:list-item>
        <text:list-item>
          <text:p text:style-name="P58">Communication between processes: </text:p>
          <text:p text:style-name="P43">Operating system implement a communication to another process through a computer network when some processes needs to exchange information with process executing on different computer systems.</text:p>
        </text:list-item>
        <text:list-item>
          <text:p text:style-name="P58">Error detection: </text:p>
          <text:p text:style-name="P60">Operating system is aware of possible errors happening on CPU, memory hardware, I/O devices, user program and so on constantly, and it take the appropriate action to ensure correct and consistent computing.</text:p>
        </text:list-item>
        <text:list-item>
          <text:p text:style-name="P58">Resource allocation: </text:p>
          <text:p text:style-name="P44">When there are multiple multiple jobs running at the same time, operating system manage many different types of resources.</text:p>
        </text:list-item>
        <text:list-item>
          <text:p text:style-name="P58">Accounting: </text:p>
          <text:p text:style-name="P44">Operating system keep track of which users use how much and what kinds of computer resources, and contribute to reconfiguration of the system to improve computing services.</text:p>
        </text:list-item>
      </text:list>
      <text:p text:style-name="Standard"><text:line-break/><text:span text:style-name="T9">Problem </text:span><text:span text:style-name="T14"><text:s/>3. <text:s/></text:span><text:span text:style-name="T12">(20 points)</text:span></text:p>
      <text:p text:style-name="P4"><text:span text:style-name="T16">Study how some OS commands work by inputting them in your terminal </text:span><text:span text:style-name="T16">command line</text:span><text:span text:style-name="T16">, </text:span>and find answers to the following questions. <text:line-break/><text:soft-page-break/>(Please copy-paste terminal screen contents together with answers).</text:p>
      <text:list xml:id="list2900793769464876567" text:style-name="L2">
        <text:list-item>
          <text:p text:style-name="P55">What does the command "w" do? </text:p>
          <text:p text:style-name="P45">It display who is logged in and what they are doing.</text:p>
        </text:list-item>
      </text:list>
      <text:p text:style-name="P27"/>
      <text:p text:style-name="P27">&lt;terminal screen contents&gt;</text:p>
      <text:p text:style-name="P29">std6dc39{s1240234}45: w</text:p>
      <text:p text:style-name="P32">13:29 <text:s/>up 6 days, <text:s/>6:34, 2 users, load averages: 1.90 1.74 1.80</text:p>
      <text:p text:style-name="P30">USER <text:s text:c="4"/>TTY <text:s text:c="5"/>FROM <text:s text:c="13"/>LOGIN@ <text:s/>IDLE WHAT</text:p>
      <text:p text:style-name="P30">s1240234 console <text:s/>- <text:s text:c="15"/>13:08 <text:s text:c="5"/>20 -</text:p>
      <text:p text:style-name="P31">s1240234 s000 <text:s text:c="4"/>- <text:s text:c="15"/>13:23 <text:s text:c="6"/>- w</text:p>
      <text:list xml:id="list898154068" text:continue-numbering="true" text:style-name="L2">
        <text:list-header>
          <text:p text:style-name="P61"/>
        </text:list-header>
        <text:list-item>
          <text:p text:style-name="P59">Is it possible to determine user's name by it? </text:p>
        </text:list-item>
      </text:list>
      <text:p text:style-name="P24"><text:tab/></text:p>
      <text:p text:style-name="P26"><text:tab/>Yes. Actually, there is my user name “s1240234” as the column of USER.</text:p>
      <text:p text:style-name="P24"><text:tab/></text:p>
      <text:list xml:id="list695469717" text:continue-numbering="true" text:style-name="L2">
        <text:list-item>
          <text:p text:style-name="P55">What is the amount of total memory and the amount of free memory in the system? Which command can give this information? </text:p>
          <text:p text:style-name="P45">By using “top” command, I can see the information like below.</text:p>
        </text:list-item>
      </text:list>
      <text:p text:style-name="P28">Processes: 277 total, 2 running, 1 stuck, 274 sleeping, 1024 threads <text:s text:c="52"/>14:43:43</text:p>
      <text:p text:style-name="P41">Load Avg: 1.37, 1.36, 1.34 <text:s/>CPU usage: 2.21% user, 1.22% sys, 96.56% idle <text:s text:c="2"/>SharedLibs: 167M resident, 43M data, 15M linkedit.</text:p>
      <text:p text:style-name="P41">MemRegions: 62934 total, 2883M resident, 79M private, 697M shared. PhysMem: 8069M used (1628M wired), 119M unused.</text:p>
      <text:p text:style-name="P41">VM: 753G vsize, 627M framework vsize, 35997(0) swapins, 87628(0) swapouts.</text:p>
      <text:p text:style-name="P41">Networks: packets: 8002222/9643M in, 5082162/3474M out. Disks: 1092258/8167M read, 809047/17G written.</text:p>
      <text:p text:style-name="P41"/>
      <text:p text:style-name="P41">PID <text:s text:c="3"/>COMMAND <text:s text:c="5"/>%CPU TIME <text:s text:c="4"/>#TH <text:s text:c="2"/>#WQ <text:s/>#PORT MEM <text:s text:c="3"/>PURG <text:s text:c="2"/>CMPRS <text:s/>PGRP <text:s/>PPID <text:s/>STATE <text:s text:c="3"/>BOOSTS <text:s text:c="10"/>%CPU_ME %CPU_OTHRS</text:p>
      <text:p text:style-name="P41">34728 <text:s/>top <text:s text:c="9"/>1.7 <text:s/>00:00.61 1/1 <text:s text:c="2"/>0 <text:s text:c="3"/>20 <text:s text:c="3"/>3248K+ 0B <text:s text:c="4"/>0B <text:s text:c="4"/>34728 32078 running <text:s/>*0[1] <text:s text:c="11"/>0.00000 0.00000</text:p>
      <text:p text:style-name="P41">34718 <text:s/>MTLCompilerS 0.0 <text:s/>00:00.05 2 <text:s text:c="4"/>2 <text:s text:c="3"/>23 <text:s text:c="3"/>8712K <text:s/>0B <text:s text:c="4"/>0B <text:s text:c="4"/>34718 1 <text:s text:c="4"/>sleeping <text:s/>0[2] <text:s text:c="11"/>0.00000 0.00000</text:p>
      <text:p text:style-name="P41">...</text:p>
      <text:p text:style-name="P27"/>
      <text:p text:style-name="P27">By checking the data “PhysMem”, I can see the amount of physical memory size. In this case, 8069MB used and 119MB unused. Also, I can see the amount of Virtual Memory size in “VM” In this case, total size of Virtual Memory is 753GB.</text:p>
      <text:p text:style-name="P2"/>
      <text:list xml:id="list88646602" text:continue-numbering="true" text:style-name="L2">
        <text:list-item>
          <text:p text:style-name="P55">What is the size of the root file-system, and how much space (in percent) is occupied? <text:s/>Which command should be used for it?</text:p>
          <text:list>
            <text:list-header>
              <text:p text:style-name="P56">By executing the command “df -h”, I can see the size of file-system like below.</text:p>
            </text:list-header>
          </text:list>
          <text:p text:style-name="P63">Filesystem <text:s text:c="20"/>Size <text:s text:c="2"/>Used <text:s/>Avail Capacity iused <text:s text:c="5"/>ifree %iused <text:s/>Mounted on</text:p>
        </text:list-item>
      </text:list>
      <text:p text:style-name="P38">/dev/disk1s2 <text:s text:c="18"/>72Gi <text:s text:c="2"/>44Gi <text:s text:c="2"/>27Gi <text:s text:c="3"/>62% 1187662 4293779617 <text:s text:c="3"/>0% <text:s text:c="2"/>/</text:p>
      <text:p text:style-name="P38">devfs <text:s text:c="24"/><text:tab/>190Ki <text:s/>190Ki <text:s text:c="3"/>0Bi <text:s text:c="2"/>100% <text:s text:c="4"/>659 <text:s text:c="9"/>0 <text:s/>100% <text:s text:c="2"/>/dev</text:p>
      <text:p text:style-name="P38">/dev/disk0s2 <text:s text:c="17"/>140Gi <text:s/>5.3Gi <text:s/>134Gi <text:s text:c="4"/>4% <text:s text:c="3"/>2377 4294964902 <text:s text:c="3"/>0% <text:s text:c="2"/>/private/var/netboot</text:p>
      <text:p text:style-name="P38">...</text:p>
      <text:p text:style-name="P38">stdfsv1:/vol/vol10/istc/istc <text:s/>356Gi <text:s/>313Gi <text:s text:c="2"/>43Gi <text:s text:c="3"/>89% 8212188 <text:s text:c="2"/>13038842 <text:s text:c="2"/>39% <text:s text:c="2"/>/home/professor/istc</text:p>
      <text:p text:style-name="P38">stdfsv1:/vol/vol4/home8 <text:s text:c="6"/>250Gi <text:s/>109Gi <text:s/>141Gi <text:s text:c="3"/>44% 1590924 <text:s text:c="2"/>20782710 <text:s text:c="3"/>7% <text:s text:c="2"/>/Network/Servers/stdfsv1/vol/vol4/home8</text:p>
      <text:p text:style-name="P39">osxfsv172:/vol/vol1/log <text:s text:c="6"/>250Gi <text:s text:c="2"/>41Gi <text:s/>209Gi <text:s text:c="3"/>17% 1051871 <text:s text:c="3"/>8691683 <text:s text:c="2"/>11% <text:s text:c="2"/>/LogCollect/ArchiveSV</text:p>
      <text:p text:style-name="P40"/>
      <text:p text:style-name="P37"><text:span text:style-name="T26"><text:tab/></text:span><text:span text:style-name="T27">Then I can check the file-system size on root. In this case, size of root file-system is 72GB, and 62 percent of the space is occupied(44GB been used). </text:span></text:p>
      <text:list xml:id="list1759876047" text:continue-numbering="true" text:style-name="L2">
        <text:list-header>
          <text:p text:style-name="P62"/>
        </text:list-header>
        <text:list-item>
          <text:p text:style-name="P57">How many processes are there in the system? (Zero)</text:p>
          <text:list>
            <text:list-header>
              <text:p text:style-name="P45">By executing the command below,</text:p>
              <text:list>
                <text:list-header>
                  <text:p text:style-name="P45"><text:soft-page-break/>ps -a</text:p>
                </text:list-header>
              </text:list>
              <text:p text:style-name="P52">I can know what processes are in the system like</text:p>
              <text:list text:continue-numbering="true">
                <text:list-header>
                  <text:p text:style-name="P64"><text:s text:c="2"/>PID TTY <text:s text:c="10"/>TIME CMD</text:p>
                </text:list-header>
              </text:list>
            </text:list-header>
          </text:list>
        </text:list-item>
      </text:list>
      <text:p text:style-name="P42"><text:s/>1148 ttys000 <text:s text:c="3"/>0:00.03 -csh</text:p>
      <text:p text:style-name="P42"><text:s/>2225 ttys000 <text:s text:c="3"/>0:00.03 ssh std6dc36</text:p>
      <text:p text:style-name="P42">32077 ttys001 <text:s text:c="3"/>0:00.02 login -pf s1240234</text:p>
      <text:p text:style-name="P42">32078 ttys001 <text:s text:c="3"/>0:00.05 -csh</text:p>
      <text:p text:style-name="P42">33677 ttys001 <text:s text:c="3"/>0:00.00 ps -a</text:p>
      <text:p text:style-name="P42">32086 ttys002 <text:s text:c="3"/>0:00.01 login -pf s1240234</text:p>
      <text:p text:style-name="P42">32088 ttys002 <text:s text:c="3"/>0:00.01 -csh</text:p>
      <text:list xml:id="list1027055402" text:continue-numbering="true" text:style-name="L2">
        <text:list-item>
          <text:list>
            <text:list-header>
              <text:p text:style-name="P52">To count the process, I do</text:p>
              <text:list text:continue-numbering="true">
                <text:list-header>
                  <text:p text:style-name="P52">ps -a | wc -l</text:p>
                </text:list-header>
              </text:list>
              <text:p text:style-name="P52">Then I get the number “9”, but this number including the command line and item line, so I get the number of system “7” by canceling them.</text:p>
            </text:list-header>
          </text:list>
        </text:list-item>
      </text:list>
      <text:p text:style-name="P22"><text:tab/><text:tab/></text:p>
      <text:p text:style-name="P22"><text:tab/><text:tab/>There are 7 processes now in the system.</text:p>
      <text:p text:style-name="P22"/>
      <text:list xml:id="list329190432" text:continue-numbering="true" text:style-name="L2">
        <text:list-header>
          <text:p text:style-name="P61"/>
        </text:list-header>
        <text:list-item>
          <text:p text:style-name="P55">What network protocols are activated on your machine?</text:p>
        </text:list-item>
      </text:list>
      <text:p text:style-name="P33"><text:tab/>By executing the command: netstat -s</text:p>
      <text:p text:style-name="P34"><text:span text:style-name="T8"><text:tab/>Network protocols in my machine are “tcp”, “udp”, “icmp”, “igmp”, “ipsec”, “arp”, “mptcp”, “ip6”, “icmp6”, “ipsec6”, “rip6”, “pfkey”, “kevt”, “kctl” and “xbkidle”</text:span><text:line-break/></text:p>
      <text:p text:style-name="P10">Problem <text:span text:style-name="T16">4</text:span>. <text:s/><text:span text:style-name="T19">(20 points)</text:span></text:p>
      <text:p text:style-name="P14">What do the following commands do and what their names stand for?</text:p>
      <text:list xml:id="list4223334192070036819" text:style-name="L3">
        <text:list-item>
          <text:p text:style-name="P46">awk</text:p>
          <text:list>
            <text:list-item>
              <text:list>
                <text:list-item>
                  <text:list>
                    <text:list-item>
                      <text:list>
                        <text:list-item>
                          <text:list>
                            <text:list-item>
                              <text:list>
                                <text:list-item>
                                  <text:list>
                                    <text:list-item>
                                      <text:list>
                                        <text:list-item>
                                          <text:list>
                                            <text:list-header>
                                              <text:p text:style-name="P53">It does pattern-directed scanning and processing language. It process the data file by row.</text:p>
                                            </text:list-header>
                                          </text:list>
                                        </text:list-item>
                                      </text:list>
                                    </text:list-item>
                                  </text:list>
                                </text:list-item>
                              </text:list>
                            </text:list-item>
                          </text:list>
                        </text:list-item>
                      </text:list>
                    </text:list-item>
                  </text:list>
                </text:list-item>
              </text:list>
            </text:list-item>
          </text:list>
          <text:p text:style-name="P54"><text:span text:style-name="T25">And the name stands for the developers name: </text:span><text:span text:style-name="T28">Aho, Weinberger, Kernighan.</text:span></text:p>
        </text:list-item>
        <text:list-item>
          <text:p text:style-name="P47"><text:span text:style-name="T17">grep<text:line-break/></text:span><text:span text:style-name="T5">It search the files by common patterns. It search the matched row by file or standard input using regular expressions.</text:span></text:p>
        </text:list-item>
      </text:list>
      <text:p text:style-name="P15"/>
      <text:p text:style-name="P19"><text:span text:style-name="T5"><text:tab/>And the name comes from the expression “</text:span><text:span text:style-name="T7">g</text:span><text:span text:style-name="T5">lobally search a </text:span><text:span text:style-name="T7">r</text:span><text:span text:style-name="T5">egular </text:span><text:span text:style-name="T7">e</text:span><text:span text:style-name="T5">xpression and </text:span><text:span text:style-name="T7">p</text:span><text:span text:style-name="T5">rint”</text:span></text:p>
      <text:list xml:id="list868319556" text:continue-numbering="true" text:style-name="L3">
        <text:list-header>
          <text:p text:style-name="P48"/>
        </text:list-header>
        <text:list-item>
          <text:p text:style-name="P47"><text:span text:style-name="T17">cat<text:line-break/></text:span><text:span text:style-name="T5">It display the file or contents of standard input directly.</text:span></text:p>
        </text:list-item>
      </text:list>
      <text:p text:style-name="P15"/>
      <text:p text:style-name="P15"><text:tab/>And the name comes from the expression “catenate” or “concatenate”.</text:p>
      <text:list xml:id="list1777999931" text:continue-numbering="true" text:style-name="L3">
        <text:list-header>
          <text:p text:style-name="P50"/>
        </text:list-header>
        <text:list-item>
          <text:p text:style-name="P46">troff</text:p>
          <text:p text:style-name="P50">It format texts or documents for printing on typesetting device.</text:p>
          <text:p text:style-name="P50"/>
          <text:p text:style-name="P47"><text:span text:style-name="T4">And the name comes form “typesetter roff” This “roff” is also command stands for “to run off a document, “ so for “troff” the name stands for “typesetter run off a document”</text:span><text:span text:style-name="T17"><text:line-break/></text:span><text:soft-page-break/></text:p>
        </text:list-item>
        <text:list-item>
          <text:p text:style-name="P51">biff</text:p>
          <text:p text:style-name="P49">It notify the arrival of mail and display who it is from.</text:p>
        </text:list-item>
      </text:list>
      <text:p text:style-name="P17"/>
      <text:p text:style-name="P17"><text:tab/>And the name comes from the name of a dog the developer of this command had.</text:p>
      <text:p text:style-name="P13"><text:line-break/><text:span text:style-name="T19">You can find answers at the UNIX Reference Desks (search the Internet!)</text:span></text:p>
      <text:p text:style-name="P23"><text:a xlink:type="simple" xlink:href="http://www.elsop.com/wrc/unix_ref.htm" text:style-name="Internet_20_link" text:visited-style-name="Visited_20_Internet_20_Link"><text:span text:style-name="T18"/></text:a></text:p>
      <text:p text:style-name="P25"/>
      <text:p text:style-name="P11">Problem <text:span text:style-name="T16">5</text:span>. <text:s/><text:span text:style-name="T19">(10 points)</text:span></text:p>
      <text:p text:style-name="P3">You have a text file. How can you select those lines which contain two specified strings of characters?</text:p>
      <text:p text:style-name="P33"><text:tab/> To select those lines, I execute the command below.</text:p>
      <text:p text:style-name="P33"><text:tab/>Command: grep [string 1] [file name] | grep [string 2]</text:p>
      <text:p text:style-name="P33"><text:tab/>For example, suppose the name of the text file is “sample.txt”, and two specified strings are “operating” and “system”, then the command is like ' grep “operating” sample.txt | grep “system” '</text:p>
      <text:p text:style-name="P10"/>
      <text:p text:style-name="P10">Problem <text:span text:style-name="T16">6</text:span>. <text:s/><text:span text:style-name="T19">(15 points)</text:span></text:p>
      <text:p text:style-name="P3">How can an executing program determine its own pathname? (If it is a difficult task for you, please, try to find an answer at the UNIX Reference Desk)</text:p>
      <text:p text:style-name="P15">To determine its own pathname, the program refer to the content of “argv[0]” If the content begin with '/', the program can know the absolute pathname by this argv[0]. But if it doesn't begin with '/', the program make reference to environment variable PATH and search the content contains an executable file the name matches the argv[0] content, then the program get its own path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ppleSystemUIFont" svg:font-family="AppleSystemUIFont"/>
    <style:font-face style:name="Menlo-Regular" svg:font-family="Menlo-Regular"/>
    <style:font-face style:name="OpenSymbol" svg:font-family="OpenSymbol"/>
    <style:font-face style:name="sans-serif" svg:font-family="sans-serif"/>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Dmitry </meta:initial-creator>
    <meta:creation-date>2009-09-30T01:10:50</meta:creation-date>
    <dc:date>2017-11-24T16:11:37</dc:date>
    <meta:editing-cycles>40</meta:editing-cycles>
    <meta:editing-duration>PT15H3M23S</meta:editing-duration>
    <dc:creator>Yuta Nemoto</dc:creator>
    <meta:document-statistic meta:table-count="0" meta:image-count="0" meta:object-count="0" meta:page-count="5" meta:paragraph-count="121" meta:word-count="1593" meta:character-count="10172"/>
    <meta:user-defined meta:name="Info 1"/>
    <meta:user-defined meta:name="Info 2"/>
    <meta:user-defined meta:name="Info 3"/>
    <meta:user-defined meta:name="Info 4"/>
  </office:meta>
</office:document-meta>
</file>